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.3937in" fo:margin-right="0.3937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style:text-position="33% 80%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s://www.societe.com/societe/dp2i-438996951.html">DP2I</text:a>, société à responsabilité limitée est active depuis 16 ans.<text:line-break/>Établie à PARIS 13 (75013), elle est spécialisée dans le secteur d'activité du conseil pour les affaires et autres conseils de gestion. Son effectif est compris entre 1 et 2 salariés. </text:p>
      <text:section text:style-name="Sect1" text:name="presentationlien">
        <text:p text:style-name="Text_20_body">Sur l'année 2016 elle réalise un chiffre d'affaires de 664 300,00 €.</text:p>
        <text:p text:style-name="Text_20_body">Le total du bilan a augmenté de 24,25 % entre 2015 et 2016.</text:p>
        <text:p text:style-name="Text_20_body">Societe.com recense <text:bookmark text:name="synthnbetab"/><text:a xlink:type="simple" xlink:href="https://www.societe.com/societe/dp2i-438996951.html#etab">1 établissement </text:a><text:bookmark text:name="synthnbetabexact"/><text:a xlink:type="simple" xlink:href="https://www.societe.com/societe/dp2i-438996951.html#etab">actif</text:a> et le dernier <text:a xlink:type="simple" xlink:href="https://www.societe.com/societe/dp2i-438996951.html#event">événement</text:a> notable de cette entreprise date du 16-02-2016.</text:p>
        <text:p text:style-name="Text_20_body"><text:a xlink:type="simple" xlink:href="https://dirigeant.societe.com/dirigeant/Xavier.BERNARD.90267882.html">Xavier BERNARD</text:a>, est gérant de l'entreprise DP2I. </text:p>
      </text:section>
      <text:p text:style-name="P3"><text:line-break/>Read more at https://www.societe.com/societe/dp2i-438996951.html#r5gvhyFzu980wp6I.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8:34:25.999663921</meta:creation-date>
    <dc:date>2017-11-10T18:55:46.59519372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93" meta:character-count="623" meta:non-whitespace-character-count="533"/>
  </office:meta>
</office:document-meta>
</file>